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style:writing-mode="lr-tb"/>
    </style:style>
    <style:style style:name="T1" style:family="text">
      <style:text-properties officeooo:rsid="0019acfd"/>
    </style:style>
    <style:style style:name="T2" style:family="text">
      <style:text-properties officeooo:rsid="0019f0da"/>
    </style:style>
    <style:style style:name="T3" style:family="text">
      <style:text-properties style:text-line-through-style="solid" style:text-line-through-type="single"/>
    </style:style>
    <style:style style:name="T4" style:family="text">
      <style:text-properties style:text-line-through-style="solid" style:text-line-through-type="single" officeooo:rsid="0019acfd"/>
    </style:style>
    <style:style style:name="T5" style:family="text">
      <style:text-properties style:text-line-through-style="solid" style:text-line-through-type="single" officeooo:rsid="0019f0da"/>
    </style:style>
    <style:style style:name="T6" style:family="text">
      <style:text-properties officeooo:rsid="001ae0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Motivation</text:p>
      <text:p>With the advancement in the field of machine learning and text analysis, sentiment analysis has seen many innovative approaches towards building an efficient model in the recent past.</text:p>
      <text:p>With the diverse nature of machine learning and the plethora of interesting concepts text analysis has to offer it was not difficult to engage ourselves in our project regarding social and political event <text:span text:style-name="T6">analysis</text:span>. </text:p>
      <text:p>The primary source of motivation regarding our project was the lack of an open source sentiment analyzer which could efficient analyze any social or a political event.</text:p>
      <text:p>Consider the example of the recently held big billion day by flipkart. </text:p>
      <text:p>A detailed numerical as well as graphical analysis of the public opinion based on social media sentiment analysis would result in an efficient tool not just for the consumers who would like to know whether the big billion day was a success or a failure, but it would also give a chance to the producers of the event who can rectify their mistakes in future in case the event fails to grab attention.</text:p>
      <text:p><text:s/>Since this project is not just limited to social events, politicians can also benefit from this by analyzing the public opinion of their posts in social media. This project mainly has three perspectives namely social perspective, political perspective and the perspective of the organizers of an event.</text:p>
      <text:p/>
      <text:p>Social perspective</text:p>
      <text:p>The social perspective comprises of the day to day working class who are enthusiastic about the success or the failure of a social event or a political event. Being the source of information for text analysis and classification, the society plays a very important role in determining the fate of a social or a political event. In depth analysis of the public opinions in the social media can give us an insight about how the society received a particular event.</text:p>
      <text:p>Organizer perspective</text:p>
      <text:p>The organizer perspective mainly consists of the entity that organizes the event. As mentioned in the example above, Flipkart would be very much interested in how the public has received the 'big billion day' sale. Comprehensive analysis about the sales of the products, highlight of the sale and the low point of the sale are some valuable information that the project will offer.</text:p>
      <text:p>Political perspective</text:p>
      <text:p>One thing that every politician tries to refrain from doing is commit mistakes especially in social media that can dampen their image as a public figure. The political perspective consists of the politicians who can gain comprehensive cognition about the public opinion for their social media posts. They can learn from their previous mistakes as well as learn from the mistakes of their fellow politicians if any of their social media posts were not well received by the publi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1T09:36:12.775000000</meta:creation-date>
    <dc:date>2015-11-20T19:44:25.948000000</dc:date>
    <meta:editing-duration>PT4M37S</meta:editing-duration>
    <meta:editing-cycles>3</meta:editing-cycles>
    <meta:generator>LibreOffice/5.0.2.2$Windows_x86 LibreOffice_project/37b43f919e4de5eeaca9b9755ed688758a8251fe</meta:generator>
    <meta:document-statistic meta:table-count="0" meta:image-count="0" meta:object-count="0" meta:page-count="1" meta:paragraph-count="13" meta:word-count="450" meta:character-count="2729" meta:non-whitespace-character-count="2289"/>
  </office:meta>
</office:document-meta>
</file>